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Tahoma" svg:font-family="Tahoma"/>
    <style:font-face style:name="Liberation Sans" svg:font-family="'Liberation Sans'" style:font-family-generic="roman" style:font-pitch="variable"/>
    <style:font-face style:name="Liberation Serif1"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4" style:family="graphic" style:parent-style-name="standard">
      <style:graphic-properties draw:stroke="solid" svg:stroke-width="0cm" svg:stroke-color="#b3b3b3" draw:stroke-linejoin="round" svg:stroke-linecap="butt" draw:fill="none"/>
    </style:style>
    <style:style style:name="gr5" style:family="graphic" style:parent-style-name="standard">
      <style:graphic-properties draw:stroke="solid" svg:stroke-width="0cm" svg:stroke-color="#004586" draw:stroke-linejoin="round" svg:stroke-linecap="butt" draw:fill="solid" draw:fill-color="#004586"/>
    </style:style>
    <style:style style:name="gr6" style:family="graphic" style:parent-style-name="standard">
      <style:graphic-properties draw:stroke="solid" svg:stroke-width="0cm" svg:stroke-color="#004586" draw:stroke-linejoin="round" svg:stroke-linecap="butt" draw:fill="none"/>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9pt" style:font-size-asian="9pt" style:font-size-complex="9pt"/>
    </style:style>
    <style:style style:name="P5" style:family="paragraph">
      <loext:graphic-properties draw:fill="none"/>
    </style:style>
    <style:style style:name="P6" style:family="paragraph">
      <loext:graphic-properties draw:fill="solid" draw:fill-color="#004586"/>
    </style:style>
    <style:style style:name="P7" style:family="paragraph">
      <loext:graphic-properties draw:fill="none"/>
      <style:text-properties fo:font-size="10pt" style:font-size-asian="10pt" style:font-size-complex="10pt"/>
    </style:style>
    <style:style style:name="T1" style:family="text">
      <style:text-properties fo:color="#000000" style:font-name="Liberation Serif" fo:font-size="12pt" style:font-size-asian="12pt" style:font-name-complex="Liberation Serif" style:font-size-complex="12pt"/>
    </style:style>
    <style:style style:name="T2" style:family="text">
      <style:text-properties fo:color="#333333" style:font-name="Tahoma" fo:font-size="9pt" style:font-size-asian="9pt" style:font-name-complex="Tahoma" style:font-size-complex="9pt"/>
    </style:style>
    <style:style style:name="T3" style:family="text">
      <style:text-properties fo:color="#333333" style:font-name="Liberation Serif" fo:font-size="12pt" style:font-size-asian="12pt" style:font-name-complex="Liberation Serif" style:font-size-complex="12pt"/>
    </style:style>
    <style:style style:name="T4" style:family="text">
      <style:text-properties fo:color="#000000" style:font-name="Liberation Serif" fo:font-size="12pt" fo:font-weight="bold" style:font-size-asian="12pt" style:font-name-complex="Liberation Serif" style:font-size-complex="12pt" style:font-weight-complex="bold"/>
    </style:style>
    <style:style style:name="T5" style:family="text">
      <style:text-properties fo:color="#000000" style:font-name="Liberation Sans1" fo:font-size="10pt" style:font-size-asian="10pt" style:font-name-complex="Liberation Sans1" style:font-size-complex="10pt"/>
    </style:style>
    <style:style style:name="T6" style:family="text">
      <style:text-properties fo:color="#000000" style:font-name="Liberation Sans1" fo:font-size="9pt" style:font-size-asian="9pt" style:font-name-complex="Liberation Sans1"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589cm" svg:height="0.385cm" svg:x="2cm" svg:y="5.325cm" svg:viewBox="0 0 17590 386" draw:points="0,0 17590,0 17590,386 0,386">
          <text:p/>
        </draw:polygon>
        <draw:frame draw:style-name="gr2" draw:text-style-name="P3" draw:layer="layout" svg:width="3.046cm" svg:height="0.467cm" svg:x="16.612cm" svg:y="2.021cm">
          <draw:text-box>
            <text:p text:style-name="P2"><text:span text:style-name="T1">Roman Yushchyk</text:span></text:p>
          </draw:text-box>
        </draw:frame>
        <draw:frame draw:style-name="gr2" draw:text-style-name="P3" draw:layer="layout" svg:width="1.907cm" svg:height="0.467cm" svg:x="17.692cm" svg:y="2.853cm">
          <draw:text-box>
            <text:p text:style-name="P2"><text:span text:style-name="T1">200368308</text:span></text:p>
          </draw:text-box>
        </draw:frame>
        <draw:frame draw:style-name="gr2" draw:text-style-name="P3" draw:layer="layout" svg:width="1.158cm" svg:height="0.467cm" svg:x="18.443cm" svg:y="3.682cm">
          <draw:text-box>
            <text:p text:style-name="P2"><text:span text:style-name="T1">CS207</text:span></text:p>
          </draw:text-box>
        </draw:frame>
        <draw:frame draw:style-name="gr2" draw:text-style-name="P3" draw:layer="layout" svg:width="2.343cm" svg:height="0.467cm" svg:x="17.254cm" svg:y="4.515cm">
          <draw:text-box>
            <text:p text:style-name="P2"><text:span text:style-name="T1">Assignment 3</text:span></text:p>
          </draw:text-box>
        </draw:frame>
        <draw:frame draw:style-name="gr3" draw:text-style-name="P4" draw:layer="layout" svg:width="13.07cm" svg:height="0.383cm" svg:x="2.004cm" svg:y="5.326cm">
          <draw:text-box>
            <text:p text:style-name="P2"><text:span text:style-name="T2">1. As discussed in class, there are two different general types of sensors -- analog and digital.</text:span></text:p>
          </draw:text-box>
        </draw:frame>
        <draw:frame draw:style-name="gr3" draw:text-style-name="P4" draw:layer="layout" svg:width="15.276cm" svg:height="0.383cm" svg:x="2.004cm" svg:y="6.208cm">
          <draw:text-box>
            <text:p text:style-name="P2"><text:span text:style-name="T2">a) Identify a measurable quantity that would require a digital sensor and what type of sensor one might use. </text:span></text:p>
          </draw:text-box>
        </draw:frame>
        <draw:frame draw:style-name="gr2" draw:text-style-name="P3" draw:layer="layout" svg:width="0.422cm" svg:height="0.467cm" svg:x="2.004cm" svg:y="6.684cm">
          <draw:text-box>
            <text:p text:style-name="P2"><text:span text:style-name="T3"><text:s/></text:span></text:p>
          </draw:text-box>
        </draw:frame>
        <draw:frame draw:style-name="gr3" draw:text-style-name="P4" draw:layer="layout" svg:width="14.814cm" svg:height="0.383cm" svg:x="2.004cm" svg:y="7.252cm">
          <draw:text-box>
            <text:p text:style-name="P2"><text:span text:style-name="T2">Digital sensor operates on a binary principal. Measurable quantity would be a high 5V or low 0V (Ground).</text:span></text:p>
          </draw:text-box>
        </draw:frame>
        <draw:frame draw:style-name="gr3" draw:text-style-name="P4" draw:layer="layout" svg:width="16.766cm" svg:height="0.383cm" svg:x="2.004cm" svg:y="7.711cm">
          <draw:text-box>
            <text:p text:style-name="P2"><text:span text:style-name="T2">In terms of a code it would be a single bite. In terms of hardware behind a digital sensor it would be ON and Off binary </text:span></text:p>
          </draw:text-box>
        </draw:frame>
        <draw:frame draw:style-name="gr3" draw:text-style-name="P4" draw:layer="layout" svg:width="17.443cm" svg:height="0.383cm" svg:x="2.004cm" svg:y="8.169cm">
          <draw:text-box>
            <text:p text:style-name="P2"><text:span text:style-name="T2">signal encoding. An example would be a GPS sensor with a two DATA channels TX and RX accordingly. Which has a complex</text:span></text:p>
          </draw:text-box>
        </draw:frame>
        <draw:frame draw:style-name="gr3" draw:text-style-name="P4" draw:layer="layout" svg:width="16.173cm" svg:height="0.383cm" svg:x="2.004cm" svg:y="8.628cm">
          <draw:text-box>
            <text:p text:style-name="P2"><text:span text:style-name="T2">pattern of Bites lined together to communicate between two devices in both directions. Other case of use would be </text:span></text:p>
          </draw:text-box>
        </draw:frame>
        <draw:frame draw:style-name="gr3" draw:text-style-name="P4" draw:layer="layout" svg:width="17.443cm" svg:height="0.383cm" svg:x="2.004cm" svg:y="9.087cm">
          <draw:text-box>
            <text:p text:style-name="P2"><text:span text:style-name="T2">determined by a digital nature of this communication type. Binary tilt switch can be connected to a digital channel as well as </text:span></text:p>
          </draw:text-box>
        </draw:frame>
        <draw:frame draw:style-name="gr3" draw:text-style-name="P4" draw:layer="layout" svg:width="17.079cm" svg:height="0.383cm" svg:x="2.004cm" svg:y="9.545cm">
          <draw:text-box>
            <text:p text:style-name="P2"><text:span text:style-name="T2">a moister detection switch or a CO2 detection sensor. In all of the above cases software registers a change in an inputted </text:span></text:p>
          </draw:text-box>
        </draw:frame>
        <draw:frame draw:style-name="gr3" draw:text-style-name="P4" draw:layer="layout" svg:width="16.796cm" svg:height="0.383cm" svg:x="2.004cm" svg:y="10.004cm">
          <draw:text-box>
            <text:p text:style-name="P2"><text:span text:style-name="T2">voltage from a sensor. Typically change from 5V to GND or vice versa depending on a type and a purpose intended in a </text:span></text:p>
          </draw:text-box>
        </draw:frame>
        <draw:frame draw:style-name="gr3" draw:text-style-name="P4" draw:layer="layout" svg:width="16.935cm" svg:height="0.383cm" svg:x="2.004cm" svg:y="10.462cm">
          <draw:text-box>
            <text:p text:style-name="P2"><text:span text:style-name="T2">particular type of a sensor. In this light we can say that digital sensor can only have one out of two values HIGH or LOW.</text:span></text:p>
          </draw:text-box>
        </draw:frame>
        <draw:frame draw:style-name="gr2" draw:text-style-name="P3" draw:layer="layout" svg:width="0.422cm" svg:height="0.467cm" svg:x="2.004cm" svg:y="10.939cm">
          <draw:text-box>
            <text:p text:style-name="P2"><text:span text:style-name="T3"><text:s/></text:span></text:p>
          </draw:text-box>
        </draw:frame>
        <draw:frame draw:style-name="gr3" draw:text-style-name="P4" draw:layer="layout" svg:width="15.555cm" svg:height="0.383cm" svg:x="2.004cm" svg:y="11.962cm">
          <draw:text-box>
            <text:p text:style-name="P2"><text:span text:style-name="T2">b) Identify a measurable quantity that would require an analog sensor and what type of sensor one might use. </text:span></text:p>
          </draw:text-box>
        </draw:frame>
        <draw:frame draw:style-name="gr2" draw:text-style-name="P3" draw:layer="layout" svg:width="0.422cm" svg:height="0.467cm" svg:x="2.004cm" svg:y="12.438cm">
          <draw:text-box>
            <text:p text:style-name="P2"><text:span text:style-name="T3"><text:s/></text:span></text:p>
          </draw:text-box>
        </draw:frame>
        <draw:frame draw:style-name="gr3" draw:text-style-name="P4" draw:layer="layout" svg:width="16.91cm" svg:height="0.383cm" svg:x="2.004cm" svg:y="13.006cm">
          <draw:text-box>
            <text:p text:style-name="P2"><text:span text:style-name="T2">Analog input and output is different from the digital in its ability to determine an exact value of a voltage that is sensing. </text:span></text:p>
          </draw:text-box>
        </draw:frame>
        <draw:frame draw:style-name="gr3" draw:text-style-name="P4" draw:layer="layout" svg:width="17.38cm" svg:height="0.383cm" svg:x="2.004cm" svg:y="13.465cm">
          <draw:text-box>
            <text:p text:style-name="P2"><text:span text:style-name="T2">Analog input-output range is in between values of 0 and 1023. <text:s/>That accordingly to a type of a sensor can be interpreted as </text:span></text:p>
          </draw:text-box>
        </draw:frame>
        <draw:frame draw:style-name="gr3" draw:text-style-name="P4" draw:layer="layout" svg:width="17.431cm" svg:height="0.383cm" svg:x="2.004cm" svg:y="13.923cm">
          <draw:text-box>
            <text:p text:style-name="P2"><text:span text:style-name="T2">according table value it is measuring with a great precision. Example would be a temperature sensor or an CO2 PPM sensor. </text:span></text:p>
          </draw:text-box>
        </draw:frame>
        <draw:polygon draw:style-name="gr1" draw:text-style-name="P1" draw:layer="layout" svg:width="17.515cm" svg:height="0.385cm" svg:x="2cm" svg:y="14.963cm" svg:viewBox="0 0 17516 386" draw:points="0,386 17516,386 17516,0 0,0">
          <text:p/>
        </draw:polygon>
        <draw:frame draw:style-name="gr2" draw:text-style-name="P3" draw:layer="layout" svg:width="0.422cm" svg:height="0.467cm" svg:x="2.004cm" svg:y="14.4cm">
          <draw:text-box>
            <text:p text:style-name="P2"><text:span text:style-name="T3"><text:s/></text:span></text:p>
          </draw:text-box>
        </draw:frame>
        <draw:polygon draw:style-name="gr1" draw:text-style-name="P1" draw:layer="layout" svg:width="16.894cm" svg:height="0.384cm" svg:x="2cm" svg:y="15.422cm" svg:viewBox="0 0 16895 385" draw:points="0,385 16895,385 16895,0 0,0">
          <text:p/>
        </draw:polygon>
        <draw:frame draw:style-name="gr3" draw:text-style-name="P4" draw:layer="layout" svg:width="17.435cm" svg:height="0.383cm" svg:x="2.004cm" svg:y="14.964cm">
          <draw:text-box>
            <text:p text:style-name="P2"><text:span text:style-name="T2">2. The following is data from a force sensor. The value in the first column is the raw reading from the arduino and the value </text:span></text:p>
          </draw:text-box>
        </draw:frame>
        <draw:polygon draw:style-name="gr1" draw:text-style-name="P1" draw:layer="layout" svg:width="15.483cm" svg:height="0.384cm" svg:x="2cm" svg:y="15.881cm" svg:viewBox="0 0 15484 385" draw:points="0,385 15484,385 15484,0 0,0">
          <text:p/>
        </draw:polygon>
        <draw:frame draw:style-name="gr3" draw:text-style-name="P4" draw:layer="layout" svg:width="16.813cm" svg:height="0.383cm" svg:x="2.004cm" svg:y="15.422cm">
          <draw:text-box>
            <text:p text:style-name="P2"><text:span text:style-name="T2">in the second column is that applied force. Plot the data in your favorite spreadsheet or plotting program (I recommend </text:span></text:p>
          </draw:text-box>
        </draw:frame>
        <draw:polygon draw:style-name="gr1" draw:text-style-name="P1" draw:layer="layout" svg:width="0.106cm" svg:height="0.487cm" svg:x="2cm" svg:y="16.339cm" svg:viewBox="0 0 107 488" draw:points="0,488 107,488 107,0 0,0">
          <text:p/>
        </draw:polygon>
        <draw:frame draw:style-name="gr3" draw:text-style-name="P4" draw:layer="layout" svg:width="15.411cm" svg:height="0.383cm" svg:x="2.004cm" svg:y="15.881cm">
          <draw:text-box>
            <text:p text:style-name="P2"><text:span text:style-name="T2">LibreOffice Calc or google sheets-because I can help you if you get stuck) and answer the following questions.</text:span></text:p>
          </draw:text-box>
        </draw:frame>
        <draw:frame draw:style-name="gr2" draw:text-style-name="P3" draw:layer="layout" svg:width="0.422cm" svg:height="0.467cm" svg:x="2.004cm" svg:y="16.358cm">
          <draw:text-box>
            <text:p text:style-name="P2"><text:span text:style-name="T3"><text:s/></text:span></text:p>
          </draw:text-box>
        </draw:frame>
        <draw:polygon draw:style-name="gr1" draw:text-style-name="P1" draw:layer="layout" svg:width="10.251cm" svg:height="0.381cm" svg:x="2.808cm" svg:y="16.925cm" svg:viewBox="0 0 10252 382" draw:points="0,382 10252,382 10252,0 0,0">
          <text:p/>
        </draw:polygon>
        <draw:frame draw:style-name="gr3" draw:text-style-name="P4" draw:layer="layout" svg:width="11.004cm" svg:height="0.383cm" svg:x="2.004cm" svg:y="16.925cm">
          <draw:text-box>
            <text:p text:style-name="P2"><text:span text:style-name="T2">A) <text:s text:c="4"/>The last three readings (300-400 N) are all "0". Why do you think this is?</text:span></text:p>
          </draw:text-box>
        </draw:frame>
        <draw:frame draw:style-name="gr2" draw:text-style-name="P3" draw:layer="layout" svg:width="14.971cm" svg:height="0.467cm" svg:x="4.544cm" svg:y="17.599cm">
          <draw:text-box>
            <text:p text:style-name="P2"><text:span text:style-name="T1">Because it is above given pressure sensitivity range. It was design to measure very small</text:span></text:p>
          </draw:text-box>
        </draw:frame>
        <draw:frame draw:style-name="gr2" draw:text-style-name="P3" draw:layer="layout" svg:width="14.819cm" svg:height="0.467cm" svg:x="4.544cm" svg:y="18.181cm">
          <draw:text-box>
            <text:p text:style-name="P2"><text:span text:style-name="T1">amount of force. Max of it sensitivity seems to be set just above 290 Newtons. And his </text:span></text:p>
          </draw:text-box>
        </draw:frame>
        <draw:frame draw:style-name="gr2" draw:text-style-name="P3" draw:layer="layout" svg:width="11.076cm" svg:height="0.467cm" svg:x="4.544cm" svg:y="18.767cm">
          <draw:text-box>
            <text:p text:style-name="P2"><text:span text:style-name="T1">minimal force to be registered by Arduino is set to a 10 Newtons.</text:span></text:p>
          </draw:text-box>
        </draw:frame>
        <draw:frame draw:style-name="gr2" draw:text-style-name="P3" draw:layer="layout" svg:width="13.278cm" svg:height="0.467cm" svg:x="4.544cm" svg:y="19.596cm">
          <draw:text-box>
            <text:p text:style-name="P2"><text:span text:style-name="T1">That’s why 300 – 400 N is out of scope of a general sensitivity in this data set.</text:span></text:p>
          </draw:text-box>
        </draw:frame>
        <draw:polygon draw:style-name="gr1" draw:text-style-name="P1" draw:layer="layout" svg:width="16.69cm" svg:height="0.381cm" svg:x="2.804cm" svg:y="20.41cm" svg:viewBox="0 0 16691 382" draw:points="0,382 16691,382 16691,0 0,0">
          <text:p/>
        </draw:polygon>
        <draw:polygon draw:style-name="gr1" draw:text-style-name="P1" draw:layer="layout" svg:width="17.261cm" svg:height="0.381cm" svg:x="2cm" svg:y="20.819cm" svg:viewBox="0 0 17262 382" draw:points="0,382 17262,382 17262,0 0,0">
          <text:p/>
        </draw:polygon>
        <draw:frame draw:style-name="gr3" draw:text-style-name="P4" draw:layer="layout" svg:width="17.38cm" svg:height="0.383cm" svg:x="2.004cm" svg:y="20.411cm">
          <draw:text-box>
            <text:p text:style-name="P2"><text:span text:style-name="T2">B) <text:s text:c="4"/>Plot the data as an x-y scatter plot and insert a trend-line (this is usually done by right clicking on the data and clicking</text:span></text:p>
          </draw:text-box>
        </draw:frame>
        <draw:polygon draw:style-name="gr1" draw:text-style-name="P1" draw:layer="layout" svg:width="10.668cm" svg:height="0.381cm" svg:x="2cm" svg:y="21.229cm" svg:viewBox="0 0 10669 382" draw:points="0,382 10669,382 10669,0 0,0">
          <text:p/>
        </draw:polygon>
        <draw:frame draw:style-name="gr3" draw:text-style-name="P4" draw:layer="layout" svg:width="17.177cm" svg:height="0.383cm" svg:x="2.004cm" svg:y="20.82cm">
          <draw:text-box>
            <text:p text:style-name="P2"><text:span text:style-name="T2">"insert trend-line"). Hint: You'll want to select "power" when prompted for a regression type. Make sure you have selected </text:span></text:p>
          </draw:text-box>
        </draw:frame>
        <draw:polygon draw:style-name="gr1" draw:text-style-name="P1" draw:layer="layout" svg:width="6.523cm" svg:height="0.381cm" svg:x="2cm" svg:y="21.885cm" svg:viewBox="0 0 6524 382" draw:points="0,382 6524,382 6524,0 0,0">
          <text:p/>
        </draw:polygon>
        <draw:frame draw:style-name="gr3" draw:text-style-name="P4" draw:layer="layout" svg:width="10.628cm" svg:height="0.383cm" svg:x="2.004cm" svg:y="21.229cm">
          <draw:text-box>
            <text:p text:style-name="P2"><text:span text:style-name="T2">"show equation". What equation did your regression analysis come up with?</text:span></text:p>
          </draw:text-box>
        </draw:frame>
        <draw:polygon draw:style-name="gr1" draw:text-style-name="P1" draw:layer="layout" svg:width="3.288cm" svg:height="0.381cm" svg:x="2cm" svg:y="22.541cm" svg:viewBox="0 0 3289 382" draw:points="0,382 3289,382 3289,0 0,0">
          <text:p/>
        </draw:polygon>
        <draw:frame draw:style-name="gr3" draw:text-style-name="P4" draw:layer="layout" svg:width="6.504cm" svg:height="0.383cm" svg:x="2.004cm" svg:y="21.885cm">
          <draw:text-box>
            <text:p text:style-name="P2"><text:span text:style-name="T2">Equation for the power regression function is: </text:span></text:p>
          </draw:text-box>
        </draw:frame>
        <draw:frame draw:style-name="gr3" draw:text-style-name="P4" draw:layer="layout" svg:width="3.291cm" svg:height="0.383cm" svg:x="2.004cm" svg:y="22.541cm">
          <draw:text-box>
            <text:p text:style-name="P2"><text:span text:style-name="T2">f(x) = 18209.8x^-1.16 </text:span></text:p>
          </draw:text-box>
        </draw:frame>
      </draw:page>
      <draw:page draw:name="page2" draw:style-name="dp1" draw:master-page-name="master-page24">
        <draw:frame draw:style-name="gr3" draw:text-style-name="P4" draw:layer="layout" svg:width="17.443cm" svg:height="0.383cm" svg:x="2.004cm" svg:y="10.469cm">
          <draw:text-box>
            <text:p text:style-name="P2"><text:span text:style-name="T2">3. Identify an instance when the mercury tilt switch would NOT work to detect a non-level surface. (Think about the physical</text:span></text:p>
          </draw:text-box>
        </draw:frame>
        <draw:frame draw:style-name="gr3" draw:text-style-name="P4" draw:layer="layout" svg:width="5.45cm" svg:height="0.383cm" svg:x="2.004cm" svg:y="10.854cm">
          <draw:text-box>
            <text:p text:style-name="P2"><text:span text:style-name="T2">properties that the sensor relies upon).</text:span></text:p>
          </draw:text-box>
        </draw:frame>
        <draw:frame draw:style-name="gr2" draw:text-style-name="P3" draw:layer="layout" svg:width="17.38cm" svg:height="0.467cm" svg:x="2.004cm" svg:y="12.085cm">
          <draw:text-box>
            <text:p text:style-name="P2"><text:span text:style-name="T1">Because of the Mercury tilt switch design it is digital in its nature. This imply only two possible states </text:span></text:p>
          </draw:text-box>
        </draw:frame>
        <draw:frame draw:style-name="gr2" draw:text-style-name="P3" draw:layer="layout" svg:width="16.83cm" svg:height="0.467cm" svg:x="2.004cm" svg:y="12.668cm">
          <draw:text-box>
            <text:p text:style-name="P2"><text:span text:style-name="T1">for the switch. Normally closed where voltage travels from Cathode to the Anode. When it is tilted </text:span></text:p>
          </draw:text-box>
        </draw:frame>
        <draw:frame draw:style-name="gr2" draw:text-style-name="P3" draw:layer="layout" svg:width="17.409cm" svg:height="0.467cm" svg:x="2.004cm" svg:y="13.253cm">
          <draw:text-box>
            <text:p text:style-name="P2"><text:span text:style-name="T1">partially it is still going to conduct electricity. Until Mercury drop shifts do to gravity along the longer </text:span></text:p>
          </draw:text-box>
        </draw:frame>
        <draw:frame draw:style-name="gr2" draw:text-style-name="P3" draw:layer="layout" svg:width="16.677cm" svg:height="0.467cm" svg:x="2.004cm" svg:y="13.835cm">
          <draw:text-box>
            <text:p text:style-name="P2"><text:span text:style-name="T1">Anode leg all the way until it is not conducting current anymore. Usually it is happening when tilt </text:span></text:p>
          </draw:text-box>
        </draw:frame>
        <draw:frame draw:style-name="gr2" draw:text-style-name="P3" draw:layer="layout" svg:width="4.527cm" svg:height="0.467cm" svg:x="2.004cm" svg:y="14.421cm">
          <draw:text-box>
            <text:p text:style-name="P2"><text:span text:style-name="T1">crosses 45 degree angle. <text:s text:c="3"/></text:span></text:p>
          </draw:text-box>
        </draw:frame>
        <draw:frame draw:style-name="gr2" draw:text-style-name="P3" draw:layer="layout" svg:width="2.157cm" svg:height="0.467cm" svg:x="2.004cm" svg:y="15.25cm">
          <draw:text-box>
            <text:p text:style-name="P2"><text:span text:style-name="T1">Conclusion: </text:span></text:p>
          </draw:text-box>
        </draw:frame>
        <draw:polygon draw:style-name="gr1" draw:text-style-name="P1" draw:layer="layout" svg:width="21.586cm" svg:height="9.278cm" svg:x="0cm" svg:y="0.041cm" svg:viewBox="0 0 21587 9279" draw:points="10796,9279 0,9279 0,0 21587,0 21587,9279">
          <text:p/>
        </draw:polygon>
        <draw:polygon draw:style-name="gr4" draw:text-style-name="P5" draw:layer="layout" svg:width="14.598cm" svg:height="7.21cm" svg:x="2.197cm" svg:y="0.401cm" svg:viewBox="0 0 14599 7211" draw:points="7300,7211 0,7211 0,0 14599,0 14599,7211">
          <text:p/>
        </draw:polygon>
        <draw:line draw:style-name="gr4" draw:text-style-name="P5" draw:layer="layout" svg:x1="16.795cm" svg:y1="7.611cm" svg:x2="2.197cm" svg:y2="7.611cm">
          <text:p/>
        </draw:line>
        <draw:line draw:style-name="gr4" draw:text-style-name="P5" draw:layer="layout" svg:x1="16.795cm" svg:y1="6.811cm" svg:x2="2.197cm" svg:y2="6.811cm">
          <text:p/>
        </draw:line>
        <draw:line draw:style-name="gr4" draw:text-style-name="P5" draw:layer="layout" svg:x1="16.795cm" svg:y1="6.006cm" svg:x2="2.197cm" svg:y2="6.006cm">
          <text:p/>
        </draw:line>
        <draw:line draw:style-name="gr4" draw:text-style-name="P5" draw:layer="layout" svg:x1="16.795cm" svg:y1="5.205cm" svg:x2="2.197cm" svg:y2="5.205cm">
          <text:p/>
        </draw:line>
        <draw:line draw:style-name="gr4" draw:text-style-name="P5" draw:layer="layout" svg:x1="16.795cm" svg:y1="4.405cm" svg:x2="2.197cm" svg:y2="4.405cm">
          <text:p/>
        </draw:line>
        <draw:line draw:style-name="gr4" draw:text-style-name="P5" draw:layer="layout" svg:x1="16.795cm" svg:y1="3.604cm" svg:x2="2.197cm" svg:y2="3.604cm">
          <text:p/>
        </draw:line>
        <draw:line draw:style-name="gr4" draw:text-style-name="P5" draw:layer="layout" svg:x1="16.795cm" svg:y1="2.803cm" svg:x2="2.197cm" svg:y2="2.803cm">
          <text:p/>
        </draw:line>
        <draw:line draw:style-name="gr4" draw:text-style-name="P5" draw:layer="layout" svg:x1="16.795cm" svg:y1="2.002cm" svg:x2="2.197cm" svg:y2="2.002cm">
          <text:p/>
        </draw:line>
        <draw:line draw:style-name="gr4" draw:text-style-name="P5" draw:layer="layout" svg:x1="16.795cm" svg:y1="1.198cm" svg:x2="2.197cm" svg:y2="1.198cm">
          <text:p/>
        </draw:line>
        <draw:line draw:style-name="gr4" draw:text-style-name="P5" draw:layer="layout" svg:x1="16.795cm" svg:y1="0.397cm" svg:x2="2.197cm" svg:y2="0.397cm">
          <text:p/>
        </draw:line>
        <draw:line draw:style-name="gr4" draw:text-style-name="P5" draw:layer="layout" svg:x1="2.197cm" svg:y1="7.76cm" svg:x2="2.197cm" svg:y2="7.611cm">
          <text:p/>
        </draw:line>
        <draw:line draw:style-name="gr4" draw:text-style-name="P5" draw:layer="layout" svg:x1="2.197cm" svg:y1="7.76cm" svg:x2="2.197cm" svg:y2="7.611cm">
          <text:p/>
        </draw:line>
        <draw:line draw:style-name="gr4" draw:text-style-name="P5" draw:layer="layout" svg:x1="4.631cm" svg:y1="7.76cm" svg:x2="4.631cm" svg:y2="7.611cm">
          <text:p/>
        </draw:line>
        <draw:line draw:style-name="gr4" draw:text-style-name="P5" draw:layer="layout" svg:x1="4.631cm" svg:y1="7.76cm" svg:x2="4.631cm" svg:y2="7.611cm">
          <text:p/>
        </draw:line>
        <draw:line draw:style-name="gr4" draw:text-style-name="P5" draw:layer="layout" svg:x1="7.062cm" svg:y1="7.76cm" svg:x2="7.062cm" svg:y2="7.611cm">
          <text:p/>
        </draw:line>
        <draw:line draw:style-name="gr4" draw:text-style-name="P5" draw:layer="layout" svg:x1="7.062cm" svg:y1="7.76cm" svg:x2="7.062cm" svg:y2="7.611cm">
          <text:p/>
        </draw:line>
        <draw:line draw:style-name="gr4" draw:text-style-name="P5" draw:layer="layout" svg:x1="9.496cm" svg:y1="7.76cm" svg:x2="9.496cm" svg:y2="7.611cm">
          <text:p/>
        </draw:line>
        <draw:line draw:style-name="gr4" draw:text-style-name="P5" draw:layer="layout" svg:x1="9.496cm" svg:y1="7.76cm" svg:x2="9.496cm" svg:y2="7.611cm">
          <text:p/>
        </draw:line>
        <draw:line draw:style-name="gr4" draw:text-style-name="P5" draw:layer="layout" svg:x1="11.927cm" svg:y1="7.76cm" svg:x2="11.927cm" svg:y2="7.611cm">
          <text:p/>
        </draw:line>
        <draw:line draw:style-name="gr4" draw:text-style-name="P5" draw:layer="layout" svg:x1="11.927cm" svg:y1="7.76cm" svg:x2="11.927cm" svg:y2="7.611cm">
          <text:p/>
        </draw:line>
        <draw:line draw:style-name="gr4" draw:text-style-name="P5" draw:layer="layout" svg:x1="14.361cm" svg:y1="7.76cm" svg:x2="14.361cm" svg:y2="7.611cm">
          <text:p/>
        </draw:line>
        <draw:line draw:style-name="gr4" draw:text-style-name="P5" draw:layer="layout" svg:x1="14.361cm" svg:y1="7.76cm" svg:x2="14.361cm" svg:y2="7.611cm">
          <text:p/>
        </draw:line>
        <draw:line draw:style-name="gr4" draw:text-style-name="P5" draw:layer="layout" svg:x1="16.795cm" svg:y1="7.76cm" svg:x2="16.795cm" svg:y2="7.611cm">
          <text:p/>
        </draw:line>
        <draw:line draw:style-name="gr4" draw:text-style-name="P5" draw:layer="layout" svg:x1="16.795cm" svg:y1="7.76cm" svg:x2="16.795cm" svg:y2="7.611cm">
          <text:p/>
        </draw:line>
        <draw:line draw:style-name="gr4" draw:text-style-name="P5" draw:layer="layout" svg:x1="2.197cm" svg:y1="7.611cm" svg:x2="16.795cm" svg:y2="7.611cm">
          <text:p/>
        </draw:line>
        <draw:line draw:style-name="gr4" draw:text-style-name="P5" draw:layer="layout" svg:x1="2.046cm" svg:y1="7.611cm" svg:x2="2.197cm" svg:y2="7.611cm">
          <text:p/>
        </draw:line>
        <draw:line draw:style-name="gr4" draw:text-style-name="P5" draw:layer="layout" svg:x1="2.046cm" svg:y1="7.611cm" svg:x2="2.197cm" svg:y2="7.611cm">
          <text:p/>
        </draw:line>
        <draw:line draw:style-name="gr4" draw:text-style-name="P5" draw:layer="layout" svg:x1="2.046cm" svg:y1="6.811cm" svg:x2="2.197cm" svg:y2="6.811cm">
          <text:p/>
        </draw:line>
        <draw:line draw:style-name="gr4" draw:text-style-name="P5" draw:layer="layout" svg:x1="2.046cm" svg:y1="6.811cm" svg:x2="2.197cm" svg:y2="6.811cm">
          <text:p/>
        </draw:line>
        <draw:line draw:style-name="gr4" draw:text-style-name="P5" draw:layer="layout" svg:x1="2.046cm" svg:y1="6.006cm" svg:x2="2.197cm" svg:y2="6.006cm">
          <text:p/>
        </draw:line>
        <draw:line draw:style-name="gr4" draw:text-style-name="P5" draw:layer="layout" svg:x1="2.046cm" svg:y1="6.006cm" svg:x2="2.197cm" svg:y2="6.006cm">
          <text:p/>
        </draw:line>
        <draw:line draw:style-name="gr4" draw:text-style-name="P5" draw:layer="layout" svg:x1="2.046cm" svg:y1="5.205cm" svg:x2="2.197cm" svg:y2="5.205cm">
          <text:p/>
        </draw:line>
        <draw:line draw:style-name="gr4" draw:text-style-name="P5" draw:layer="layout" svg:x1="2.046cm" svg:y1="5.205cm" svg:x2="2.197cm" svg:y2="5.205cm">
          <text:p/>
        </draw:line>
        <draw:line draw:style-name="gr4" draw:text-style-name="P5" draw:layer="layout" svg:x1="2.046cm" svg:y1="4.405cm" svg:x2="2.197cm" svg:y2="4.405cm">
          <text:p/>
        </draw:line>
        <draw:line draw:style-name="gr4" draw:text-style-name="P5" draw:layer="layout" svg:x1="2.046cm" svg:y1="4.405cm" svg:x2="2.197cm" svg:y2="4.405cm">
          <text:p/>
        </draw:line>
        <draw:line draw:style-name="gr4" draw:text-style-name="P5" draw:layer="layout" svg:x1="2.046cm" svg:y1="3.604cm" svg:x2="2.197cm" svg:y2="3.604cm">
          <text:p/>
        </draw:line>
        <draw:line draw:style-name="gr4" draw:text-style-name="P5" draw:layer="layout" svg:x1="2.046cm" svg:y1="3.604cm" svg:x2="2.197cm" svg:y2="3.604cm">
          <text:p/>
        </draw:line>
        <draw:line draw:style-name="gr4" draw:text-style-name="P5" draw:layer="layout" svg:x1="2.046cm" svg:y1="2.803cm" svg:x2="2.197cm" svg:y2="2.803cm">
          <text:p/>
        </draw:line>
        <draw:line draw:style-name="gr4" draw:text-style-name="P5" draw:layer="layout" svg:x1="2.046cm" svg:y1="2.803cm" svg:x2="2.197cm" svg:y2="2.803cm">
          <text:p/>
        </draw:line>
        <draw:line draw:style-name="gr4" draw:text-style-name="P5" draw:layer="layout" svg:x1="2.046cm" svg:y1="2.002cm" svg:x2="2.197cm" svg:y2="2.002cm">
          <text:p/>
        </draw:line>
        <draw:line draw:style-name="gr4" draw:text-style-name="P5" draw:layer="layout" svg:x1="2.046cm" svg:y1="2.002cm" svg:x2="2.197cm" svg:y2="2.002cm">
          <text:p/>
        </draw:line>
        <draw:line draw:style-name="gr4" draw:text-style-name="P5" draw:layer="layout" svg:x1="2.046cm" svg:y1="1.198cm" svg:x2="2.197cm" svg:y2="1.198cm">
          <text:p/>
        </draw:line>
        <draw:line draw:style-name="gr4" draw:text-style-name="P5" draw:layer="layout" svg:x1="2.046cm" svg:y1="1.198cm" svg:x2="2.197cm" svg:y2="1.198cm">
          <text:p/>
        </draw:line>
        <draw:line draw:style-name="gr4" draw:text-style-name="P5" draw:layer="layout" svg:x1="2.046cm" svg:y1="0.397cm" svg:x2="2.197cm" svg:y2="0.397cm">
          <text:p/>
        </draw:line>
        <draw:line draw:style-name="gr4" draw:text-style-name="P5" draw:layer="layout" svg:x1="2.046cm" svg:y1="0.397cm" svg:x2="2.197cm" svg:y2="0.397cm">
          <text:p/>
        </draw:line>
        <draw:line draw:style-name="gr4" draw:text-style-name="P5" draw:layer="layout" svg:x1="2.197cm" svg:y1="7.611cm" svg:x2="2.197cm" svg:y2="0.397cm">
          <text:p/>
        </draw:line>
        <draw:polygon draw:style-name="gr5" draw:text-style-name="P6" draw:layer="layout" svg:width="0.251cm" svg:height="0.247cm" svg:x="14.516cm" svg:y="7.488cm" svg:viewBox="0 0 252 248" draw:points="0,0 0,248 252,248 252,0">
          <text:p/>
        </draw:polygon>
        <draw:polygon draw:style-name="gr5" draw:text-style-name="P6" draw:layer="layout" svg:width="0.251cm" svg:height="0.25cm" svg:x="8.3cm" svg:y="7.326cm" svg:viewBox="0 0 252 251" draw:points="0,0 0,251 252,251 252,0">
          <text:p/>
        </draw:polygon>
        <draw:polygon draw:style-name="gr5" draw:text-style-name="P6" draw:layer="layout" svg:width="0.251cm" svg:height="0.247cm" svg:x="6.268cm" svg:y="7.167cm" svg:viewBox="0 0 252 248" draw:points="0,0 0,248 252,248 252,0">
          <text:p/>
        </draw:polygon>
        <draw:polygon draw:style-name="gr5" draw:text-style-name="P6" draw:layer="layout" svg:width="0.25cm" svg:height="0.25cm" svg:x="5.175cm" svg:y="7.005cm" svg:viewBox="0 0 251 251" draw:points="0,0 0,251 251,251 251,0">
          <text:p/>
        </draw:polygon>
        <draw:polygon draw:style-name="gr5" draw:text-style-name="P6" draw:layer="layout" svg:width="0.25cm" svg:height="0.247cm" svg:x="4.554cm" svg:y="6.846cm" svg:viewBox="0 0 251 248" draw:points="0,0 0,248 251,248 251,0">
          <text:p/>
        </draw:polygon>
        <draw:polygon draw:style-name="gr5" draw:text-style-name="P6" draw:layer="layout" svg:width="0.247cm" svg:height="0.25cm" svg:x="4.25cm" svg:y="6.684cm" svg:viewBox="0 0 248 251" draw:points="0,0 0,251 248,251 248,0">
          <text:p/>
        </draw:polygon>
        <draw:polygon draw:style-name="gr5" draw:text-style-name="P6" draw:layer="layout" svg:width="0.251cm" svg:height="0.25cm" svg:x="3.848cm" svg:y="6.525cm" svg:viewBox="0 0 252 251" draw:points="0,0 0,251 252,251 252,0">
          <text:p/>
        </draw:polygon>
        <draw:polygon draw:style-name="gr5" draw:text-style-name="P6" draw:layer="layout" svg:width="0.251cm" svg:height="0.25cm" svg:x="3.615cm" svg:y="6.363cm" svg:viewBox="0 0 252 251" draw:points="0,0 0,251 252,251 252,0">
          <text:p/>
        </draw:polygon>
        <draw:polygon draw:style-name="gr5" draw:text-style-name="P6" draw:layer="layout" svg:width="0.251cm" svg:height="0.25cm" svg:x="3.446cm" svg:y="6.204cm" svg:viewBox="0 0 252 251" draw:points="0,0 0,251 252,251 252,0">
          <text:p/>
        </draw:polygon>
        <draw:polygon draw:style-name="gr5" draw:text-style-name="P6" draw:layer="layout" svg:width="0.251cm" svg:height="0.247cm" svg:x="3.312cm" svg:y="6.045cm" svg:viewBox="0 0 252 248" draw:points="0,0 0,248 252,248 252,0">
          <text:p/>
        </draw:polygon>
        <draw:polygon draw:style-name="gr5" draw:text-style-name="P6" draw:layer="layout" svg:width="0.25cm" svg:height="0.25cm" svg:x="3.203cm" svg:y="5.883cm" svg:viewBox="0 0 251 251" draw:points="0,0 0,251 251,251 251,0">
          <text:p/>
        </draw:polygon>
        <draw:polygon draw:style-name="gr5" draw:text-style-name="P6" draw:layer="layout" svg:width="0.247cm" svg:height="0.251cm" svg:x="3.107cm" svg:y="5.724cm" svg:viewBox="0 0 248 252" draw:points="0,0 0,252 248,252 248,0">
          <text:p/>
        </draw:polygon>
        <draw:polygon draw:style-name="gr5" draw:text-style-name="P6" draw:layer="layout" svg:width="0.251cm" svg:height="0.25cm" svg:x="3.019cm" svg:y="5.562cm" svg:viewBox="0 0 252 251" draw:points="0,0 0,251 252,251 252,0">
          <text:p/>
        </draw:polygon>
        <draw:polygon draw:style-name="gr5" draw:text-style-name="P6" draw:layer="layout" svg:width="0.251cm" svg:height="0.251cm" svg:x="2.959cm" svg:y="5.403cm" svg:viewBox="0 0 252 252" draw:points="0,0 0,252 252,252 252,0">
          <text:p/>
        </draw:polygon>
        <draw:polygon draw:style-name="gr5" draw:text-style-name="P6" draw:layer="layout" svg:width="0.251cm" svg:height="0.25cm" svg:x="2.899cm" svg:y="5.241cm" svg:viewBox="0 0 252 251" draw:points="0,0 0,251 252,251 252,0">
          <text:p/>
        </draw:polygon>
        <draw:polygon draw:style-name="gr5" draw:text-style-name="P6" draw:layer="layout" svg:width="0.247cm" svg:height="0.25cm" svg:x="2.889cm" svg:y="5.082cm" svg:viewBox="0 0 248 251" draw:points="0,0 0,251 248,251 248,0">
          <text:p/>
        </draw:polygon>
        <draw:polygon draw:style-name="gr5" draw:text-style-name="P6" draw:layer="layout" svg:width="0.25cm" svg:height="0.25cm" svg:x="2.801cm" svg:y="4.92cm" svg:viewBox="0 0 251 251" draw:points="0,0 0,251 251,251 251,0">
          <text:p/>
        </draw:polygon>
        <draw:polygon draw:style-name="gr5" draw:text-style-name="P6" draw:layer="layout" svg:width="0.247cm" svg:height="0.25cm" svg:x="2.755cm" svg:y="4.761cm" svg:viewBox="0 0 248 251" draw:points="0,0 0,251 248,251 248,0">
          <text:p/>
        </draw:polygon>
        <draw:polygon draw:style-name="gr5" draw:text-style-name="P6" draw:layer="layout" svg:width="0.25cm" svg:height="0.251cm" svg:x="2.716cm" svg:y="4.602cm" svg:viewBox="0 0 251 252" draw:points="0,0 0,252 251,252 251,0">
          <text:p/>
        </draw:polygon>
        <draw:polygon draw:style-name="gr5" draw:text-style-name="P6" draw:layer="layout" svg:width="0.251cm" svg:height="0.25cm" svg:x="2.691cm" svg:y="4.44cm" svg:viewBox="0 0 252 251" draw:points="0,0 0,251 252,251 252,0">
          <text:p/>
        </draw:polygon>
        <draw:polygon draw:style-name="gr5" draw:text-style-name="P6" draw:layer="layout" svg:width="0.25cm" svg:height="0.251cm" svg:x="2.656cm" svg:y="4.281cm" svg:viewBox="0 0 251 252" draw:points="0,0 0,252 251,252 251,0">
          <text:p/>
        </draw:polygon>
        <draw:polygon draw:style-name="gr5" draw:text-style-name="P6" draw:layer="layout" svg:width="0.251cm" svg:height="0.25cm" svg:x="2.631cm" svg:y="4.119cm" svg:viewBox="0 0 252 251" draw:points="0,0 0,251 252,251 252,0">
          <text:p/>
        </draw:polygon>
        <draw:polygon draw:style-name="gr5" draw:text-style-name="P6" draw:layer="layout" svg:width="0.25cm" svg:height="0.251cm" svg:x="2.607cm" svg:y="3.96cm" svg:viewBox="0 0 251 252" draw:points="0,0 0,252 251,252 251,0">
          <text:p/>
        </draw:polygon>
        <draw:polygon draw:style-name="gr5" draw:text-style-name="P6" draw:layer="layout" svg:width="0.25cm" svg:height="0.25cm" svg:x="2.582cm" svg:y="3.798cm" svg:viewBox="0 0 251 251" draw:points="0,0 0,251 251,251 251,0">
          <text:p/>
        </draw:polygon>
        <draw:polygon draw:style-name="gr5" draw:text-style-name="P6" draw:layer="layout" svg:width="0.251cm" svg:height="0.251cm" svg:x="2.557cm" svg:y="3.639cm" svg:viewBox="0 0 252 252" draw:points="0,0 0,252 252,252 252,0">
          <text:p/>
        </draw:polygon>
        <draw:polygon draw:style-name="gr5" draw:text-style-name="P6" draw:layer="layout" svg:width="0.25cm" svg:height="0.25cm" svg:x="2.547cm" svg:y="3.477cm" svg:viewBox="0 0 251 251" draw:points="0,0 0,251 251,251 251,0">
          <text:p/>
        </draw:polygon>
        <draw:polygon draw:style-name="gr5" draw:text-style-name="P6" draw:layer="layout" svg:width="0.25cm" svg:height="0.251cm" svg:x="2.522cm" svg:y="3.318cm" svg:viewBox="0 0 251 252" draw:points="0,0 0,252 251,252 251,0">
          <text:p/>
        </draw:polygon>
        <draw:polygon draw:style-name="gr5" draw:text-style-name="P6" draw:layer="layout" svg:width="0.25cm" svg:height="0.251cm" svg:x="2.508cm" svg:y="3.159cm" svg:viewBox="0 0 251 252" draw:points="0,0 0,252 251,252 251,0">
          <text:p/>
        </draw:polygon>
        <draw:polygon draw:style-name="gr5" draw:text-style-name="P6" draw:layer="layout" svg:width="0.251cm" svg:height="0.251cm" svg:x="2.497cm" svg:y="2.997cm" svg:viewBox="0 0 252 252" draw:points="0,0 0,252 252,252 252,0">
          <text:p/>
        </draw:polygon>
        <draw:polygon draw:style-name="gr5" draw:text-style-name="P6" draw:layer="layout" svg:width="0.247cm" svg:height="0.251cm" svg:x="2.487cm" svg:y="2.838cm" svg:viewBox="0 0 248 252" draw:points="0,0 0,252 248,252 248,0">
          <text:p/>
        </draw:polygon>
        <draw:polygon draw:style-name="gr5" draw:text-style-name="P6" draw:layer="layout" svg:width="0.247cm" svg:height="0.251cm" svg:x="2.074cm" svg:y="2.676cm" svg:viewBox="0 0 248 252" draw:points="0,0 0,252 248,252 248,0">
          <text:p/>
        </draw:polygon>
        <draw:polygon draw:style-name="gr5" draw:text-style-name="P6" draw:layer="layout" svg:width="0.247cm" svg:height="0.251cm" svg:x="2.074cm" svg:y="1.875cm" svg:viewBox="0 0 248 252" draw:points="0,0 0,252 248,252 248,0">
          <text:p/>
        </draw:polygon>
        <draw:polygon draw:style-name="gr5" draw:text-style-name="P6" draw:layer="layout" svg:width="0.247cm" svg:height="0.251cm" svg:x="2.074cm" svg:y="1.074cm" svg:viewBox="0 0 248 252" draw:points="0,0 0,252 248,252 248,0">
          <text:p/>
        </draw:polygon>
        <draw:polyline draw:style-name="gr6" draw:text-style-name="P5" draw:layer="layout" svg:width="12.146cm" svg:height="7.119cm" svg:x="2.494cm" svg:y="0.397cm" svg:viewBox="0 0 12147 7120" draw:points="0,0 0,28 148,2724 296,4002 444,4732 592,5205 740,5536 889,5776 1037,5960 1185,6104 1333,6221 1481,6316 1629,6397 1778,6464 1926,6520 2074,6570 2222,6616 2370,6655 2518,6686 2667,6718 2815,6746 2963,6771 3111,6792 3259,6813 3407,6831 3556,6849 3705,6863 3853,6877 4001,6891 4149,6905 4297,6916 4446,6926 4594,6937 4742,6947 4890,6954 5035,6965 5186,6972 5335,6979 5483,6986 5631,6993 5779,6997 5924,7004 6072,7011 6224,7014 6372,7021 6520,7025 6665,7032 6813,7036 6961,7039 7113,7043 7261,7046 7409,7050 7554,7053 7702,7057 7850,7060 8002,7064 8150,7067 8294,7071 8443,7074 8591,7078 8739,7078 8891,7081 9035,7085 9183,7085 9332,7088 9480,7092 9628,7092 9780,7095 9924,7095 10072,7099 10221,7099 10369,7103 10517,7106 10665,7106 10813,7106 10961,7110 11110,7110 11258,7113 11406,7113 11554,7117 11702,7117 11850,7117 11999,7120 12147,7120">
          <text:p/>
        </draw:polyline>
        <draw:frame draw:style-name="gr2" draw:text-style-name="P3" draw:layer="layout" svg:width="15.881cm" svg:height="0.467cm" svg:x="2.004cm" svg:y="16.082cm">
          <draw:text-box>
            <text:p text:style-name="P2"><text:span text:style-name="T4">Mercury switch would not work as a tilt detector if angle of a tilt is less then 45 degrees.</text:span><text:span text:style-name="T1"> </text:span></text:p>
          </draw:text-box>
        </draw:frame>
        <draw:frame draw:style-name="gr7" draw:text-style-name="P7" draw:layer="layout" svg:width="0.352cm" svg:height="0.391cm" svg:x="2.106cm" svg:y="7.832cm">
          <draw:text-box>
            <text:p text:style-name="P2"><text:span text:style-name="T5">0</text:span></text:p>
          </draw:text-box>
        </draw:frame>
        <draw:frame draw:style-name="gr7" draw:text-style-name="P7" draw:layer="layout" svg:width="0.586cm" svg:height="0.391cm" svg:x="4.353cm" svg:y="7.832cm">
          <draw:text-box>
            <text:p text:style-name="P2"><text:span text:style-name="T5">200</text:span></text:p>
          </draw:text-box>
        </draw:frame>
        <draw:frame draw:style-name="gr7" draw:text-style-name="P7" draw:layer="layout" svg:width="0.586cm" svg:height="0.391cm" svg:x="6.784cm" svg:y="7.832cm">
          <draw:text-box>
            <text:p text:style-name="P2"><text:span text:style-name="T5">400</text:span></text:p>
          </draw:text-box>
        </draw:frame>
        <draw:frame draw:style-name="gr7" draw:text-style-name="P7" draw:layer="layout" svg:width="0.586cm" svg:height="0.391cm" svg:x="9.218cm" svg:y="7.832cm">
          <draw:text-box>
            <text:p text:style-name="P2"><text:span text:style-name="T5">600</text:span></text:p>
          </draw:text-box>
        </draw:frame>
        <draw:frame draw:style-name="gr7" draw:text-style-name="P7" draw:layer="layout" svg:width="0.586cm" svg:height="0.391cm" svg:x="11.652cm" svg:y="7.832cm">
          <draw:text-box>
            <text:p text:style-name="P2"><text:span text:style-name="T5">800</text:span></text:p>
          </draw:text-box>
        </draw:frame>
        <draw:frame draw:style-name="gr7" draw:text-style-name="P7" draw:layer="layout" svg:width="0.781cm" svg:height="0.391cm" svg:x="13.991cm" svg:y="7.832cm">
          <draw:text-box>
            <text:p text:style-name="P2"><text:span text:style-name="T5">1000</text:span></text:p>
          </draw:text-box>
        </draw:frame>
        <draw:frame draw:style-name="gr7" draw:text-style-name="P7" draw:layer="layout" svg:width="0.781cm" svg:height="0.391cm" svg:x="16.425cm" svg:y="7.832cm">
          <draw:text-box>
            <text:p text:style-name="P2"><text:span text:style-name="T5">1200</text:span></text:p>
          </draw:text-box>
        </draw:frame>
        <draw:frame draw:style-name="gr7" draw:text-style-name="P7" draw:layer="layout" svg:width="0.352cm" svg:height="0.391cm" svg:x="1.764cm" svg:y="7.413cm">
          <draw:text-box>
            <text:p text:style-name="P2"><text:span text:style-name="T5">0</text:span></text:p>
          </draw:text-box>
        </draw:frame>
        <draw:frame draw:style-name="gr7" draw:text-style-name="P7" draw:layer="layout" svg:width="0.391cm" svg:height="0.391cm" svg:x="1.577cm" svg:y="6.612cm">
          <draw:text-box>
            <text:p text:style-name="P2"><text:span text:style-name="T5">50</text:span></text:p>
          </draw:text-box>
        </draw:frame>
        <draw:frame draw:style-name="gr7" draw:text-style-name="P7" draw:layer="layout" svg:width="0.586cm" svg:height="0.391cm" svg:x="1.393cm" svg:y="5.807cm">
          <draw:text-box>
            <text:p text:style-name="P2"><text:span text:style-name="T5">100</text:span></text:p>
          </draw:text-box>
        </draw:frame>
        <draw:frame draw:style-name="gr7" draw:text-style-name="P7" draw:layer="layout" svg:width="0.586cm" svg:height="0.391cm" svg:x="1.393cm" svg:y="5.007cm">
          <draw:text-box>
            <text:p text:style-name="P2"><text:span text:style-name="T5">150</text:span></text:p>
          </draw:text-box>
        </draw:frame>
        <draw:frame draw:style-name="gr7" draw:text-style-name="P7" draw:layer="layout" svg:width="0.586cm" svg:height="0.391cm" svg:x="1.393cm" svg:y="4.206cm">
          <draw:text-box>
            <text:p text:style-name="P2"><text:span text:style-name="T5">200</text:span></text:p>
          </draw:text-box>
        </draw:frame>
        <draw:frame draw:style-name="gr7" draw:text-style-name="P7" draw:layer="layout" svg:width="0.586cm" svg:height="0.391cm" svg:x="1.393cm" svg:y="3.405cm">
          <draw:text-box>
            <text:p text:style-name="P2"><text:span text:style-name="T5">250</text:span></text:p>
          </draw:text-box>
        </draw:frame>
        <draw:frame draw:style-name="gr7" draw:text-style-name="P7" draw:layer="layout" svg:width="0.586cm" svg:height="0.391cm" svg:x="1.393cm" svg:y="2.604cm">
          <draw:text-box>
            <text:p text:style-name="P2"><text:span text:style-name="T5">300</text:span></text:p>
          </draw:text-box>
        </draw:frame>
        <draw:frame draw:style-name="gr7" draw:text-style-name="P7" draw:layer="layout" svg:width="0.586cm" svg:height="0.391cm" svg:x="1.393cm" svg:y="1.803cm">
          <draw:text-box>
            <text:p text:style-name="P2"><text:span text:style-name="T5">350</text:span></text:p>
          </draw:text-box>
        </draw:frame>
        <draw:frame draw:style-name="gr7" draw:text-style-name="P7" draw:layer="layout" svg:width="0.586cm" svg:height="0.391cm" svg:x="1.393cm" svg:y="0.999cm">
          <draw:text-box>
            <text:p text:style-name="P2"><text:span text:style-name="T5">400</text:span></text:p>
          </draw:text-box>
        </draw:frame>
        <draw:frame draw:style-name="gr7" draw:text-style-name="P7" draw:layer="layout" svg:width="0.586cm" svg:height="0.391cm" svg:x="1.393cm" svg:y="0.198cm">
          <draw:text-box>
            <text:p text:style-name="P2"><text:span text:style-name="T5">450</text:span></text:p>
          </draw:text-box>
        </draw:frame>
        <draw:frame draw:style-name="gr7" draw:text-style-name="P7" draw:layer="layout" svg:width="3.418cm" svg:height="0.391cm" svg:x="2.745cm" svg:y="0.495cm">
          <draw:text-box>
            <text:p text:style-name="P2"><text:span text:style-name="T5">f(x) = 18209.8 x^-1.16</text:span></text:p>
          </draw:text-box>
        </draw:frame>
        <draw:polygon draw:style-name="gr5" draw:text-style-name="P6" draw:layer="layout" svg:width="0.208cm" svg:height="0.211cm" svg:x="18.009cm" svg:y="4.352cm" svg:viewBox="0 0 209 212" draw:points="0,0 0,212 209,212 209,0">
          <text:p/>
        </draw:polygon>
        <draw:line draw:style-name="gr6" draw:text-style-name="P5" draw:layer="layout" svg:x1="17.712cm" svg:y1="4.902cm" svg:x2="18.513cm" svg:y2="4.902cm">
          <text:p/>
        </draw:line>
        <draw:frame draw:style-name="gr7" draw:text-style-name="P7" draw:layer="layout" svg:width="1.454cm" svg:height="0.391cm" svg:x="2.745cm" svg:y="0.84cm">
          <draw:text-box>
            <text:p text:style-name="P2"><text:span text:style-name="T5">R² = 0.99</text:span></text:p>
          </draw:text-box>
        </draw:frame>
        <draw:frame draw:style-name="gr7" draw:text-style-name="P7" draw:layer="layout" svg:width="1.369cm" svg:height="0.391cm" svg:x="18.613cm" svg:y="4.259cm">
          <draw:text-box>
            <text:p text:style-name="P2"><text:span text:style-name="T5">Newtons</text:span></text:p>
          </draw:text-box>
        </draw:frame>
        <draw:frame draw:style-name="gr7" draw:text-style-name="P7" draw:layer="layout" svg:width="2.737cm" svg:height="0.391cm" svg:x="18.613cm" svg:y="4.703cm">
          <draw:text-box>
            <text:p text:style-name="P2"><text:span text:style-name="T5">Power regression</text:span></text:p>
          </draw:text-box>
        </draw:frame>
        <draw:frame draw:style-name="gr3" draw:text-style-name="P4" draw:layer="layout" svg:width="1.488cm" svg:height="0.349cm" svg:x="8.513cm" svg:y="8.464cm">
          <draw:text-box>
            <text:p text:style-name="P2"><text:span text:style-name="T6">Raw Read</text:span></text:p>
          </draw:text-box>
        </draw:frame>
        <draw:frame draw:style-name="gr3" draw:text-style-name="P4" draw:layer="layout" svg:width="1.242cm" svg:height="0.349cm" draw:transform="rotate (1.5707963267949) translate (0.524cm 4.85cm)">
          <draw:text-box>
            <text:p text:style-name="P2"><text:span text:style-name="T6">Newto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Tahoma" svg:font-family="Tahoma"/>
    <style:font-face style:name="Liberation Sans" svg:font-family="'Liberation Sans'" style:font-family-generic="roman" style:font-pitch="variable"/>
    <style:font-face style:name="Liberation Serif1"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88cm" fo:page-height="27.93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28T20:17:49.520000000</dc:date>
    <meta:editing-duration>PT1M14S</meta:editing-duration>
    <meta:editing-cycles>1</meta:editing-cycles>
    <meta:document-statistic meta:object-count="163"/>
    <meta:generator>LibreOffice/5.4.1.2$Windows_x86 LibreOffice_project/ea7cb86e6eeb2bf3a5af73a8f7777ac570321527</meta:generator>
  </office:meta>
</office:document-meta>
</file>